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 style:list-style-name="L2"/>
    <style:style style:name="P3" style:family="paragraph" style:parent-style-name="Standard" style:list-style-name="L5"/>
    <style:style style:name="P4" style:family="paragraph" style:parent-style-name="Standard" style:list-style-name="L6"/>
    <style:style style:name="P5" style:family="paragraph" style:parent-style-name="Standard" style:list-style-name="L8"/>
    <style:style style:name="P6" style:family="paragraph" style:parent-style-name="Standard" style:list-style-name="L9"/>
    <style:style style:name="P7" style:family="paragraph" style:parent-style-name="Heading_20_1">
      <style:paragraph-properties fo:padding="0cm" fo:border-left="none" fo:border-right="none" fo:border-top="0.018cm solid #999999" fo:border-bottom="none" style:shadow="none"/>
    </style:style>
    <style:style style:name="T1" style:family="text">
      <style:text-properties fo:color="#000000"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Lucida Sans Unicode" style:font-style-asian="normal" style:font-weight-asian="normal" style:font-name-complex="Lucida Sans Unicode" style:font-style-complex="normal" style:font-weight-complex="normal"/>
    </style:style>
    <style:style style:name="T3" style:family="text">
      <style:text-properties style:font-name="Times New Roman" style:font-name-asian="Times New Roman" style:font-name-complex="Times New Roman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en zu Arbeiten im Team</text:p>
      <text:h text:style-name="P7" text:outline-level="1" text:is-list-header="true"/>
      <text:p text:style-name="Text_20_body"/>
      <text:h text:style-name="Heading_20_1" text:outline-level="1">Übung: Einrichten Repository</text:h>
      <text:list text:style-name="L2">
        <text:list-item>
          <text:p text:style-name="P2"><text:span text:style-name="T1">Voraussetzungen: </text:span><text:span text:style-name="T2">User und Passwort sind vorhanden.</text:span></text:p>
        </text:list-item>
        <text:list-item>
          <text:p text:style-name="P2"><text:span text:style-name="T1">Wechseln in die Perspektive „CVS Repository durchsuchen“</text:span><text:span text:style-name="T2">„Fenster-&gt;CVS Repository durchsuchen“</text:span></text:p>
        </text:list-item>
        <text:list-item>
          <text:p text:style-name="P2">Über die Toolbar ein neues CVS Repository hinzufügen</text:p>
        </text:list-item>
        <text:list-item>
          <text:p text:style-name="P2">In dem folgenden Dialog die Felder wie folgt befüllen (s. n. Folie)</text:p>
          <text:list>
            <text:list-item>
              <text:p text:style-name="P2">Host: cvs.qv.de</text:p>
            </text:list-item>
            <text:list-item>
              <text:p text:style-name="P2">Repository-Pfad: /var/cvs/produktdaten</text:p>
            </text:list-item>
            <text:list-item>
              <text:p text:style-name="P2">Benutzer: der eigene Benutzername</text:p>
            </text:list-item>
            <text:list-item>
              <text:p text:style-name="P2">Passwort: das eigene Passwort</text:p>
            </text:list-item>
            <text:list-item>
              <text:p text:style-name="P2">Verbindungstyp: pserver (ist der Default)</text:p>
            </text:list-item>
            <text:list-item>
              <text:p text:style-name="P2">Standortport verwenden: Ja</text:p>
            </text:list-item>
          </text:list>
        </text:list-item>
      </text:list>
      <text:p text:style-name="Standard"/>
      <text:h text:style-name="Heading_20_1" text:outline-level="1">Übung: Aktualisieren und Festschreiben (2er Gruppen)</text:h>
      <text:list text:style-name="L6">
        <text:list-item>
          <text:p text:style-name="P4">Teilnehmer A und B suchen sich einen Produktbaustein heraus und stellen sicher dass sie die gleiche Revision des Produktbausteins haben</text:p>
        </text:list-item>
        <text:list-item>
          <text:p text:style-name="P4">Teilnehmer A ändert den Wert einer Eigenschaft und schreibt den Produktbaustein fest. Kontextmenü <text:span text:style-name="T3">→</text:span> Team <text:span text:style-name="T3">→</text:span> Festschreiben</text:p>
        </text:list-item>
        <text:list-item>
          <text:p text:style-name="P4">Teilnehmer B führt anschließend ein Aktualisieren durch. Kontextmenü <text:span text:style-name="T3">→</text:span> Team <text:span text:style-name="T3">→</text:span> Aktualisieren.</text:p>
        </text:list-item>
        <text:list-item>
          <text:p text:style-name="P4">Beide Teilnehmer stellen fest das die Änderung und Revisionsnummer auf dem Rechner von Teilnehmer B die gleiche ist wie bei Teilnehmer A.</text:p>
        </text:list-item>
      </text:list>
      <text:p text:style-name="Standard"/>
      <text:h text:style-name="Heading_20_1" text:outline-level="1">Übung: Wiederherstellen aus dem Repository</text:h>
      <text:list text:style-name="L8">
        <text:list-item>
          <text:p text:style-name="P5">Datei lokal löschen und danach aus dem Repository HEAD wiederherstellen.</text:p>
        </text:list-item>
        <text:list-item>
          <text:p text:style-name="P5">Datei lokal verändern und danach aus dem Repository HEAD wiederherstellen.</text:p>
        </text:list-item>
      </text:list>
      <text:p text:style-name="Standard"/>
      <text:h text:style-name="Heading_20_1" text:outline-level="1">Übung: Änderungsprotokoll anzeigen</text:h>
      <text:list text:style-name="L9">
        <text:list-item>
          <text:p text:style-name="P6">Öffnen der Historie eines Produktbausteines durch öffnen des Kontextmenüs für den Baustein im Produktdefinitionsexplorer. Kontextmenü: Team <text:span text:style-name="T3">→</text:span> Protokoll/Historie anzeigen.</text:p>
        </text:list-item>
        <text:list-item>
          <text:p text:style-name="P6">Den Editor für mehrere der Historischen Stände öffnen und die Unterschiede vergleichen.</text:p>
        </text:list-item>
        <text:list-item>
          <text:p text:style-name="P6">Zwei Historische Stände in der Historienanzeige (mit der Maus und der Taste STRL gedrückt halten) markieren und dann im Kontextmenü „Miteinander vergleichen“ aufrufen. </text:p>
        </text:list-item>
        <text:list-item>
          <text:p text:style-name="P6">Unterschiede in dem Vergleichseditor feststellen.</text:p>
        </text:list-item>
        <text:list-item>
          <text:p text:style-name="P6">Führen sie auf der Produktbaustein eine Änderung durch und vergleichen die lokale Version gegen die letzte Revision der Historie.</text:p>
        </text:list-item>
        <text:list-item>
          <text:p text:style-name="P6">Ersetzen sie anschließend den Inhalt des lokalen Produktbausteins mit der letzten Revision der Historie</text:p>
        </text:list-item>
      </text:list>
      <text:p text:style-name="Standard"><text:soft-page-break/></text:p>
      <text:p text:style-name="Standard"/>
      <text:h text:style-name="Heading_20_1" text:outline-level="1">Übung: Lösung von Konflikten (2er Gruppen)</text:h>
      <text:list text:style-name="L5">
        <text:list-item>
          <text:p text:style-name="P3">Erste Konfliktsituation:</text:p>
          <text:list>
            <text:list-item>
              <text:p text:style-name="P3">Teilnehmer A und B verändern den Wert einer Eigenschaft am gleichen Produktbaustein mit der gleichen Revisionsnummer</text:p>
            </text:list-item>
            <text:list-item>
              <text:p text:style-name="P3">Teilnehmer A schreibt den Produktbaustein fest.</text:p>
            </text:list-item>
            <text:list-item>
              <text:p text:style-name="P3">Teilnehmer B versucht anschließend die Änderungen an dem Produktbaustein festzuschreiben und bekommt die Meldung eines Konflikts</text:p>
            </text:list-item>
            <text:list-item>
              <text:p text:style-name="P3">Teilnehmer B schaut sich die Historie an und vergleicht die lokalen Änderungen mit der letzten Änderung der Historie</text:p>
            </text:list-item>
            <text:list-item>
              <text:p text:style-name="P3">Anschließend wird die lokale Änderung mit der Änderung der Historie überschrieben (über Kontextmenü <text:span text:style-name="T3">→</text:span> Ersetzen durch Letzte aus Repository</text:p>
            </text:list-item>
          </text:list>
        </text:list-item>
        <text:list-item>
          <text:p text:style-name="P3">Zweite Konfliktsituation</text:p>
          <text:list>
            <text:list-item>
              <text:p text:style-name="P3">Schritte 1 – 4 wie bei der 1ten Konfiksituation</text:p>
            </text:list-item>
            <text:list-item>
              <text:p text:style-name="P3">Projekt synchronisieren. Kontextmenü <text:span text:style-name="T3">→</text:span> Team <text:span text:style-name="T3">→</text:span> Mit Repository synchronisieren</text:p>
            </text:list-item>
            <text:list-item>
              <text:p text:style-name="P3">Historie des Produktbausteins anschauen</text:p>
            </text:list-item>
            <text:list-item>
              <text:p text:style-name="P3">Anschließend den Produktbaustein in der Synchronize Ansicht durch Kontextmenü <text:span text:style-name="T3">→</text:span> Als gemischt (zusammengeführt) markieren.</text:p>
            </text:list-item>
            <text:list-item>
              <text:p text:style-name="P3">Den Produktbaustein festschreiben.</text:p>
            </text:list-item>
          </text:list>
        </text:list-item>
        <text:list-item>
          <text:p text:style-name="P3">Dritte Konfliktsituation</text:p>
          <text:list>
            <text:list-item>
              <text:p text:style-name="P3">Teilnehmer A und B verändern den Wert einer Eigenschaft am gleichen Produktbaustein mit der gleichen Revisionsnummer</text:p>
            </text:list-item>
            <text:list-item>
              <text:p text:style-name="P3">Teilnehmer A verändert den Wert einer weiteren Eigenschaft am gleichen Produktbaustein.</text:p>
            </text:list-item>
            <text:list-item>
              <text:p text:style-name="P3">Teilnehmer A schreibt den Produktbaustein fest.</text:p>
            </text:list-item>
            <text:list-item>
              <text:p text:style-name="P3">Teilnehmer B versucht anschließend die Änderungen an dem Produktbaustein festzuschreiben und bekommt die Meldung eines Konflikts</text:p>
            </text:list-item>
            <text:list-item>
              <text:p text:style-name="P3">Teilnehmer B schaut sich die Historie an und vergleicht die lokalen Änderungen mit der letzten Änderung der Historie</text:p>
            </text:list-item>
            <text:list-item>
              <text:p text:style-name="P3">Erste Lösung</text:p>
              <text:list>
                <text:list-item>
                  <text:p text:style-name="P3">Teilnehmer B: Den lokalen Stand mit dem letzten Stand aus dem Repository ersetzen. Anschließend die eigene Änderung durchführen und den Produktbaustein festschreiben.</text:p>
                </text:list-item>
                <text:list-item>
                  <text:p text:style-name="P3">Teilnehmer B: Schritte 1 – 5 nochmals durchführen und anschließend die Änderungen die Teilnehmer A am Produktbaustein durchgeführt hat lokal durchführen. Den Produktbaustein nachdem das Projekt synchronisiert wurde als gemischt (zusammengeführt) kennzeichnen und festschreiben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Standard_7e_LT_7e_Gliederung_20_2" style:display-name="Standard~LT~Gliederung 2" style:family="paragraph" style:parent-style-name="Standard_7e_LT_7e_Gliederung_20_1">
      <style:paragraph-properties fo:margin-left="2.397cm" fo:margin-right="0cm" fo:margin-top="0cm" fo:margin-bottom="0.4cm" fo:text-indent="0cm" style:auto-text-indent="false">
        <style:tab-stops>
          <style:tab-stop style:position="-2.3cm"/>
          <style:tab-stop style:position="-1.053cm"/>
          <style:tab-stop style:position="0.194cm"/>
          <style:tab-stop style:position="1.443cm"/>
          <style:tab-stop style:position="2.692cm"/>
          <style:tab-stop style:position="3.939cm"/>
          <style:tab-stop style:position="5.188cm"/>
          <style:tab-stop style:position="6.435cm"/>
          <style:tab-stop style:position="7.684cm"/>
          <style:tab-stop style:position="8.931cm"/>
          <style:tab-stop style:position="10.179cm"/>
          <style:tab-stop style:position="11.426cm"/>
          <style:tab-stop style:position="12.675cm"/>
          <style:tab-stop style:position="13.922cm"/>
          <style:tab-stop style:position="15.171cm"/>
          <style:tab-stop style:position="16.418cm"/>
          <style:tab-stop style:position="17.667cm"/>
          <style:tab-stop style:position="18.914cm"/>
          <style:tab-stop style:position="20.163cm"/>
          <style:tab-stop style:position="21.41cm"/>
        </style:tab-stops>
      </style:paragraph-properties>
    </style:style>
    <style:style style:name="Standard_7e_LT_7e_Gliederung_20_3" style:display-name="Standard~LT~Gliederung 3" style:family="paragraph" style:parent-style-name="Standard_7e_LT_7e_Gliederung_20_2">
      <style:paragraph-properties fo:margin-left="3.598cm" fo:margin-right="0cm" fo:margin-top="0cm" fo:margin-bottom="0.3cm" fo:text-indent="0cm" style:auto-text-indent="false">
        <style:tab-stops>
          <style:tab-stop style:position="-3.454cm"/>
          <style:tab-stop style:position="-2.205cm"/>
          <style:tab-stop style:position="-0.958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</style:style>
    <style:style style:name="Standard_7e_LT_7e_Gliederung_20_4" style:display-name="Standard~LT~Gliederung 4" style:family="paragraph" style:parent-style-name="Standard_7e_LT_7e_Gliederung_20_3">
      <style:paragraph-properties fo:margin-left="4.798cm" fo:margin-right="0cm" fo:margin-top="0cm" fo:margin-bottom="0.203cm" fo:text-indent="0cm" style:auto-text-indent="false">
        <style:tab-stops>
          <style:tab-stop style:position="-4.604cm"/>
          <style:tab-stop style:position="-3.357cm"/>
          <style:tab-stop style:position="-2.11cm"/>
          <style:tab-stop style:position="-0.861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5.997cm" fo:margin-right="0cm" fo:margin-top="0cm" fo:margin-bottom="0.101cm" fo:text-indent="0cm" style:auto-text-indent="false">
        <style:tab-stops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Standard_7e_LT_7e_Untertitel" style:display-name="Standard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Standard_7e_LT_7e_Notizen" style:display-name="Standard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WW-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Gliederung_20_1" style:display-name="Gliederung 1" style:family="paragraph">
      <style:paragraph-properties fo:margin-left="1.199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Gliederung_20_2" style:display-name="Gliederung 2" style:family="paragraph" style:parent-style-name="Gliederung_20_1">
      <style:paragraph-properties fo:margin-left="2.397cm" fo:margin-right="0cm" fo:margin-top="0cm" fo:margin-bottom="0.4cm" fo:text-indent="0cm" style:auto-text-indent="false">
        <style:tab-stops>
          <style:tab-stop style:position="-2.3cm"/>
          <style:tab-stop style:position="-1.053cm"/>
          <style:tab-stop style:position="0.194cm"/>
          <style:tab-stop style:position="1.443cm"/>
          <style:tab-stop style:position="2.692cm"/>
          <style:tab-stop style:position="3.939cm"/>
          <style:tab-stop style:position="5.188cm"/>
          <style:tab-stop style:position="6.435cm"/>
          <style:tab-stop style:position="7.684cm"/>
          <style:tab-stop style:position="8.931cm"/>
          <style:tab-stop style:position="10.179cm"/>
          <style:tab-stop style:position="11.426cm"/>
          <style:tab-stop style:position="12.675cm"/>
          <style:tab-stop style:position="13.922cm"/>
          <style:tab-stop style:position="15.171cm"/>
          <style:tab-stop style:position="16.418cm"/>
          <style:tab-stop style:position="17.667cm"/>
          <style:tab-stop style:position="18.914cm"/>
          <style:tab-stop style:position="20.163cm"/>
          <style:tab-stop style:position="21.41cm"/>
        </style:tab-stops>
      </style:paragraph-properties>
    </style:style>
    <style:style style:name="Gliederung_20_3" style:display-name="Gliederung 3" style:family="paragraph" style:parent-style-name="Gliederung_20_2">
      <style:paragraph-properties fo:margin-left="3.598cm" fo:margin-right="0cm" fo:margin-top="0cm" fo:margin-bottom="0.3cm" fo:text-indent="0cm" style:auto-text-indent="false">
        <style:tab-stops>
          <style:tab-stop style:position="-3.454cm"/>
          <style:tab-stop style:position="-2.205cm"/>
          <style:tab-stop style:position="-0.958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</style:style>
    <style:style style:name="Gliederung_20_4" style:display-name="Gliederung 4" style:family="paragraph" style:parent-style-name="Gliederung_20_3">
      <style:paragraph-properties fo:margin-left="4.798cm" fo:margin-right="0cm" fo:margin-top="0cm" fo:margin-bottom="0.203cm" fo:text-indent="0cm" style:auto-text-indent="false">
        <style:tab-stops>
          <style:tab-stop style:position="-4.604cm"/>
          <style:tab-stop style:position="-3.357cm"/>
          <style:tab-stop style:position="-2.11cm"/>
          <style:tab-stop style:position="-0.861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5.997cm" fo:margin-right="0cm" fo:margin-top="0cm" fo:margin-bottom="0.101cm" fo:text-indent="0cm" style:auto-text-indent="false">
        <style:tab-stops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faktor10-folien_7e_LT_7e_Gliederung_20_1" style:display-name="faktor10-folien~LT~Gliederung 1" style:family="paragraph">
      <style:paragraph-properties fo:margin-left="1.194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faktor10-folien_7e_LT_7e_Gliederung_20_2" style:display-name="faktor10-folien~LT~Gliederung 2" style:family="paragraph" style:parent-style-name="faktor10-folien_7e_LT_7e_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</style:style>
    <style:style style:name="faktor10-folien_7e_LT_7e_Gliederung_20_3" style:display-name="faktor10-folien~LT~Gliederung 3" style:family="paragraph" style:parent-style-name="faktor10-folien_7e_LT_7e_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</style:style>
    <style:style style:name="faktor10-folien_7e_LT_7e_Gliederung_20_4" style:display-name="faktor10-folien~LT~Gliederung 4" style:family="paragraph" style:parent-style-name="faktor10-folien_7e_LT_7e_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faktor10-folien_7e_LT_7e_Gliederung_20_5" style:display-name="faktor10-folien~LT~Gliederung 5" style:family="paragraph" style:parent-style-name="faktor10-folien_7e_LT_7e_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faktor10-folien_7e_LT_7e_Gliederung_20_6" style:display-name="faktor10-folien~LT~Gliederung 6" style:family="paragraph" style:parent-style-name="faktor10-folien_7e_LT_7e_Gliederung_20_5"/>
    <style:style style:name="faktor10-folien_7e_LT_7e_Gliederung_20_7" style:display-name="faktor10-folien~LT~Gliederung 7" style:family="paragraph" style:parent-style-name="faktor10-folien_7e_LT_7e_Gliederung_20_6"/>
    <style:style style:name="faktor10-folien_7e_LT_7e_Gliederung_20_8" style:display-name="faktor10-folien~LT~Gliederung 8" style:family="paragraph" style:parent-style-name="faktor10-folien_7e_LT_7e_Gliederung_20_7"/>
    <style:style style:name="faktor10-folien_7e_LT_7e_Gliederung_20_9" style:display-name="faktor10-folien~LT~Gliederung 9" style:family="paragraph" style:parent-style-name="faktor10-folien_7e_LT_7e_Gliederung_20_8"/>
    <style:style style:name="faktor10-folien_7e_LT_7e_Titel" style:display-name="faktor10-folien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/>
    </style:style>
    <style:style style:name="faktor10-folien_7e_LT_7e_Untertitel" style:display-name="faktor10-folien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faktor10-folien_7e_LT_7e_Notizen" style:display-name="faktor10-folien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faktor10-folien_7e_LT_7e_Hintergrundobjekte" style:display-name="faktor10-folien~LT~Hintergrundobjekte" style:family="paragraph">
      <style:paragraph-properties style:text-autospace="none"/>
    </style:style>
    <style:style style:name="faktor10-folien_7e_LT_7e_Hintergrund" style:display-name="faktor10-folien~LT~Hintergrund" style:family="paragraph">
      <style:paragraph-properties fo:text-align="center" style:justify-single-word="false" style:text-autospace="non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Peter Kuntz</meta:initial-creator>
    <meta:creation-date>2009-01-10T11:00:46</meta:creation-date>
    <dc:creator>Peter Kuntz</dc:creator>
    <dc:date>2009-01-12T10:01:10</dc:date>
    <meta:editing-cycles>27</meta:editing-cycles>
    <meta:editing-duration>P1DT23H0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9" meta:word-count="506" meta:character-count="3888"/>
  </office:meta>
</office:document-meta>
</file>